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2.73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5" table:default-cell-style-name="Default"/>
        <table:table-row table:style-name="ro1">
          <table:table-cell table:style-name="ce1" office:value-type="string">
            <text:p>Meetings</text:p>
          </table:table-cell>
          <table:table-cell table:style-name="ce2" office:value-type="date" office:date-value="2016-02-06">
            <text:p>06/02/16</text:p>
          </table:table-cell>
          <table:table-cell office:value-type="date" office:date-value="2016-03-19">
            <text:p>19/03/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 office:value-type="string" table:number-columns-spanned="2" table:number-rows-spanned="1">
            <text:p>JR</text:p>
          </table:table-cell>
          <table:covered-table-cell table:style-name="ce3"/>
          <table:table-cell table:style-name="ce3" office:value-type="string" table:number-columns-spanned="2" table:number-rows-spanned="1">
            <text:p>HS</text:p>
          </table:table-cell>
          <table:covered-table-cell table:style-name="ce3"/>
        </table:table-row>
        <table:table-row table:style-name="ro2">
          <table:table-cell table:style-name="ce1" office:value-type="string">
            <text:p>Subproject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Deadline</text:p>
          </table:table-cell>
          <table:table-cell table:style-name="ce1" office:value-type="string">
            <text:p>Deliverable</text:p>
          </table:table-cell>
          <table:table-cell table:style-name="ce3" office:value-type="string">
            <text:p>ETA</text:p>
          </table:table-cell>
          <table:table-cell table:style-name="ce3" office:value-type="string">
            <text:p>ETW</text:p>
          </table:table-cell>
          <table:table-cell table:style-name="ce3" office:value-type="string">
            <text:p>ETA</text:p>
          </table:table-cell>
          <table:table-cell table:style-name="ce3" office:value-type="string">
            <text:p>ETW</text:p>
          </table:table-cell>
        </table:table-row>
        <table:table-row table:style-name="ro1">
          <table:table-cell office:value-type="string">
            <text:p>Board Game</text:p>
          </table:table-cell>
          <table:table-cell office:value-type="string">
            <text:p>Board game design</text:p>
          </table:table-cell>
          <table:table-cell table:style-name="Default"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External events</text:p>
          </table:table-cell>
          <table:table-cell office:value-type="date" office:date-value="3016-03-01">
            <text:p>01/03/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 test</text:p>
          </table:table-cell>
          <table:table-cell office:value-type="date" office:date-value="2016-04-01">
            <text:p>01/04/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struction</text:p>
          </table:table-cell>
          <table:table-cell office:value-type="date" office:date-value="2016-04-15">
            <text:p>15/04/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nal version</text:p>
          </table:table-cell>
          <table:table-cell office:value-type="date" office:date-value="2016-05-09">
            <text:p>09/05/16</text:p>
          </table:table-cell>
          <table:table-cell table:number-columns-repeated="5"/>
        </table:table-row>
        <table:table-row table:style-name="ro1">
          <table:table-cell office:value-type="string">
            <text:p>Computer Game</text:p>
          </table:table-cell>
          <table:table-cell office:value-type="string">
            <text:p>Basic model</text:p>
          </table:table-cell>
          <table:table-cell table:style-name="Default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libration</text:p>
          </table:table-cell>
          <table:table-cell office:value-type="date" office:date-value="3016-03-01">
            <text:p>01/03/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ractive model</text:p>
          </table:table-cell>
          <table:table-cell office:value-type="date" office:date-value="2016-04-01">
            <text:p>01/04/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eb version</text:p>
          </table:table-cell>
          <table:table-cell office:value-type="date" office:date-value="2016-05-09">
            <text:p>09/05/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del description</text:p>
          </table:table-cell>
          <table:table-cell office:value-type="date" office:date-value="2016-05-09">
            <text:p>09/05/1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Redaction</text:p>
          </table:table-cell>
          <table:table-cell office:value-type="string">
            <text:p>Abstract</text:p>
          </table:table-cell>
          <table:table-cell table:style-name="Default" office:value-type="string">
            <text:p>ok</text:p>
          </table:table-cell>
          <table:table-cell office:value-type="string">
            <text:p>abstract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ster</text:p>
          </table:table-cell>
          <table:table-cell office:value-type="date" office:date-value="2016-05-09">
            <text:p>09/05/16</text:p>
          </table:table-cell>
          <table:table-cell office:value-type="string">
            <text:p>poste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Website</text:p>
          </table:table-cell>
          <table:table-cell office:value-type="date" office:date-value="2016-04-01">
            <text:p>01/04/16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6/02/2016</text:date>, <text:time>18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2-06T17:22:50</meta:creation-date>
    <dc:date>2016-02-06T18:20:48</dc:date>
    <dc:creator>Juste Raimbault</dc:creator>
    <meta:editing-duration>PT57M59S</meta:editing-duration>
    <meta:editing-cycles>3</meta:editing-cycles>
    <meta:generator>OpenOffice/4.1.1$Unix OpenOffice.org_project/411m6$Build-9775</meta:generator>
    <meta:document-statistic meta:table-count="3" meta:cell-count="46" meta:object-count="0"/>
  </office:meta>
</office:document-meta>
</file>